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1.131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>
      <style:table-cell-properties fo:background-color="#99ff66" fo:border="0.002cm solid #000000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Formulaire_2079_FCE_FC_SD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6" table:number-rows-spanned="1">
            <text:p>CRÉDIT D’IMPÔT POUR DÉPENSES DE FORMATION DES DIRIGEANTS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table:number-columns-spanned="6" table:number-rows-spanned="2">
            <text:p>(Article 244 quater M du code général des impôts) Dépenses engagées au titre de l’année.……….1</text:p>
          </table:table-cell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6"/>
          <table:table-cell table:number-columns-repeated="4"/>
        </table:table-row>
        <table:table-row table:style-name="ro1">
          <table:table-cell table:style-name="ce3" table:number-columns-spanned="6" table:number-rows-spanned="1"/>
          <table:covered-table-cell table:number-columns-repeated="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table:number-columns-spanned="6" table:number-rows-spanned="1">
            <text:p>FICHE D’AIDE AU CALCUL</text:p>
          </table:table-cell>
          <table:covered-table-cell table:number-columns-repeated="5" table:style-name="ce9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table:number-columns-spanned="6" table:number-rows-spanned="3">
            <text:p>Ce formulaire ne constitue pas une déclaration. Il n’a pas à être transmis spontanément à l’administration. La déclaration des réductions et crédits d’impôt n° 2069-RCI-SD constitue le support déclaratif du crédit d’impôt pour dépenses de formation des dirigeants.</text:p>
          </table:table-cell>
          <table:covered-table-cell table:number-columns-repeated="5"/>
          <table:table-cell table:number-columns-repeated="4"/>
        </table:table-row>
        <table:table-row table:style-name="ro2">
          <table:covered-table-cell table:number-columns-repeated="6"/>
          <table:table-cell table:number-columns-repeated="4"/>
        </table:table-row>
        <table:table-row table:style-name="ro2">
          <table:covered-table-cell table:number-columns-repeated="6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table:number-columns-spanned="6" table:number-rows-spanned="1">
            <text:p>I - DÉTERMINATION DU CRÉDIT D’IMPÔT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table:number-columns-spanned="6" table:number-rows-spanned="1">
            <text:p>A - CAS GÉNÉRAL</text:p>
          </table:table-cell>
          <table:covered-table-cell table:number-columns-repeated="5" table:style-name="ce9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3">
          <table:table-cell table:style-name="ce2" office:value-type="string" table:number-columns-spanned="4" table:number-rows-spanned="1">
            <text:p>Nombre de dirigeants ayant suivi des heures de formation au cours de l’année</text:p>
          </table:table-cell>
          <table:covered-table-cell table:number-columns-repeated="3" table:style-name="ce6"/>
          <table:table-cell table:style-name="ce4"/>
          <table:table-cell table:style-name="ce3"/>
          <table:table-cell table:number-columns-repeated="4"/>
        </table:table-row>
        <table:table-row table:style-name="ro3">
          <table:table-cell table:style-name="ce2" office:value-type="string" table:number-columns-spanned="4" table:number-rows-spanned="1">
            <text:p>Nombre d’heures de formation effectuées par le chef d’entreprise ou le dirigeant au cours de l’année civile</text:p>
          </table:table-cell>
          <table:covered-table-cell table:number-columns-repeated="3" table:style-name="ce6"/>
          <table:table-cell table:style-name="ce4" office:value-type="float" office:value="1">
            <text:p>1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6" office:value-type="string" table:number-columns-spanned="4" table:number-rows-spanned="1">
            <text:p>Taux horaire du salaire minimum de croissance ('2')</text:p>
          </table:table-cell>
          <table:covered-table-cell table:number-columns-repeated="3" table:style-name="ce6"/>
          <table:table-cell table:style-name="ce4" office:value-type="float" office:value="2">
            <text:p>2</text:p>
          </table:table-cell>
          <table:table-cell table:style-name="ce3"/>
          <table:table-cell table:number-columns-repeated="4"/>
        </table:table-row>
        <table:table-row table:style-name="ro3">
          <table:table-cell table:style-name="ce2" office:value-type="string" table:number-columns-spanned="4" table:number-rows-spanned="1">
            <text:p>Montant du crédit d’impôt [(ligne 1 dans la limite de 40 heures) x ligne 2]</text:p>
          </table:table-cell>
          <table:covered-table-cell table:number-columns-repeated="3" table:style-name="ce4"/>
          <table:table-cell table:style-name="ce4" office:value-type="float" office:value="3">
            <text:p>3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2" office:value-type="string" table:number-columns-spanned="4" table:number-rows-spanned="2">
            <text:p>Quote-part du crédit d’impôt pour la formation des chefs d’entreprises ou des dirigeants résultant de la participation de l’entreprise dans des sociétés de personnes (reporter le montant indiqué ligne 12) </text:p>
          </table:table-cell>
          <table:covered-table-cell table:number-columns-repeated="3" table:style-name="ce4"/>
          <table:table-cell table:style-name="ce4" office:value-type="float" office:value="4" table:number-columns-spanned="1" table:number-rows-spanned="2">
            <text:p>4</text:p>
          </table:table-cell>
          <table:table-cell table:style-name="ce3" table:number-columns-spanned="1" table:number-rows-spanned="2"/>
          <table:table-cell table:number-columns-repeated="4"/>
        </table:table-row>
        <table:table-row table:style-name="ro1">
          <table:covered-table-cell table:number-columns-repeated="5" table:style-name="ce4"/>
          <table:covered-table-cell table:style-name="ce10"/>
          <table:table-cell table:number-columns-repeated="4"/>
        </table:table-row>
        <table:table-row table:style-name="ro1">
          <table:table-cell table:style-name="ce4" office:value-type="string" table:number-columns-spanned="4" table:number-rows-spanned="1">
            <text:p>Montant total du crédit d’impôt (ligne 3 + ligne 4)</text:p>
          </table:table-cell>
          <table:covered-table-cell table:number-columns-repeated="3" table:style-name="ce4"/>
          <table:table-cell table:style-name="ce4" office:value-type="float" office:value="5">
            <text:p>5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table:number-columns-spanned="6" table:number-rows-spanned="1">
            <text:p>B - CAS PARTICULIER GROUPEMENT AGRICOLE D’EXPLOITATION EN COMMUN (G.A.E.C.)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5">
          <table:table-cell table:style-name="ce2" office:value-type="string" table:number-columns-spanned="4" table:number-rows-spanned="2">
            <text:p>Nombre d'heures de formation effectuées par les associés chefs d’exploitation du GAEC au cours de l'année</text:p>
          </table:table-cell>
          <table:covered-table-cell table:number-columns-repeated="3" table:style-name="ce7"/>
          <table:table-cell table:style-name="ce4" office:value-type="float" office:value="6" table:number-columns-spanned="1" table:number-rows-spanned="2">
            <text:p>6</text:p>
          </table:table-cell>
          <table:table-cell table:style-name="ce3" table:number-columns-spanned="1" table:number-rows-spanned="2"/>
          <table:table-cell table:number-columns-repeated="4"/>
        </table:table-row>
        <table:table-row table:style-name="ro1">
          <table:covered-table-cell table:style-name="ce7" office:value-type="string">
            <text:p>civile</text:p>
          </table:covered-table-cell>
          <table:covered-table-cell table:number-columns-repeated="3" table:style-name="ce7"/>
          <table:covered-table-cell table:style-name="ce4"/>
          <table:covered-table-cell table:style-name="ce10"/>
          <table:table-cell table:number-columns-repeated="4"/>
        </table:table-row>
        <table:table-row table:style-name="ro1">
          <table:table-cell table:style-name="ce4" office:value-type="string" table:number-columns-spanned="4" table:number-rows-spanned="1">
            <text:p>Nombre d’associés chefs d’exploitation du GAEC</text:p>
          </table:table-cell>
          <table:covered-table-cell table:number-columns-repeated="3" table:style-name="ce4"/>
          <table:table-cell table:style-name="ce4" office:value-type="float" office:value="7">
            <text:p>7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4" office:value-type="string" table:number-columns-spanned="4" table:number-rows-spanned="1">
            <text:p>Taux horaire du salaire minimum de croissance3</text:p>
          </table:table-cell>
          <table:covered-table-cell table:number-columns-repeated="3" table:style-name="ce4"/>
          <table:table-cell table:style-name="ce4" office:value-type="float" office:value="8">
            <text:p>8</text:p>
          </table:table-cell>
          <table:table-cell table:style-name="ce3"/>
          <table:table-cell table:number-columns-repeated="4"/>
        </table:table-row>
        <table:table-row table:style-name="ro3">
          <table:table-cell table:style-name="ce2" office:value-type="string" table:number-columns-spanned="4" table:number-rows-spanned="1">
            <text:p>Montant du crédit d’impôt [ligne 6 (dans la limite de 40 heures x ligne 7)] x ligne 8</text:p>
          </table:table-cell>
          <table:covered-table-cell table:number-columns-repeated="3" table:style-name="ce6"/>
          <table:table-cell table:style-name="ce4" office:value-type="float" office:value="9">
            <text:p>9</text:p>
          </table:table-cell>
          <table:table-cell table:style-name="ce3"/>
          <table:table-cell table:number-columns-repeated="4"/>
        </table:table-row>
        <table:table-row table:style-name="ro6">
          <table:table-cell table:style-name="ce2" office:value-type="string" table:number-columns-spanned="4" table:number-rows-spanned="2">
            <text:p>Quote-part du crédit d’impôt résultant de la participation de l'entreprise dans des sociétés de personnes (reporter le montant indiqué ligne 12)</text:p>
          </table:table-cell>
          <table:covered-table-cell table:number-columns-repeated="3" table:style-name="ce4"/>
          <table:table-cell table:style-name="ce4" office:value-type="float" office:value="10" table:number-columns-spanned="1" table:number-rows-spanned="2">
            <text:p>10</text:p>
          </table:table-cell>
          <table:table-cell table:style-name="ce3" table:number-columns-spanned="1" table:number-rows-spanned="2"/>
          <table:table-cell table:number-columns-repeated="4"/>
        </table:table-row>
        <table:table-row table:style-name="ro1">
          <table:covered-table-cell table:number-columns-repeated="5" table:style-name="ce4"/>
          <table:covered-table-cell table:style-name="ce10"/>
          <table:table-cell table:number-columns-repeated="4"/>
        </table:table-row>
        <table:table-row table:style-name="ro1">
          <table:table-cell table:style-name="ce4" office:value-type="string" table:number-columns-spanned="4" table:number-rows-spanned="1">
            <text:p>Montant total du crédit d’impôt (ligne 9 + ligne 10)</text:p>
          </table:table-cell>
          <table:covered-table-cell table:number-columns-repeated="3" table:style-name="ce4"/>
          <table:table-cell table:style-name="ce4" office:value-type="float" office:value="11">
            <text:p>11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table:number-columns-spanned="6" table:number-rows-spanned="2">
            <text:p>II - CADRE À SERVIR PAR LES ENTREPRISES DÉCLARANTES QUI DÉTIENNENT DES PARTICIPATIONS DANS DES SOCIÉTÉS DE PERSONNES OU GROUPEMENTS ASSIMILÉS</text:p>
          </table:table-cell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6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table:number-columns-spanned="6" table:number-rows-spanned="2">
            <text:p>Nom et adresse des sociétés de personnes ou groupements assimilés et n° SIREN (pour les entreprises)</text:p>
          </table:table-cell>
          <table:covered-table-cell table:number-columns-repeated="5" table:style-name="ce6"/>
          <table:table-cell table:style-name="ce2" office:value-type="string" table:number-columns-spanned="2" table:number-rows-spanned="2">
            <text:p>% de droits détenus dans la société</text:p>
          </table:table-cell>
          <table:covered-table-cell table:style-name="ce6"/>
          <table:table-cell table:style-name="ce2" office:value-type="string" table:number-columns-spanned="2" table:number-rows-spanned="2">
            <text:p>Quote-part du crédit d’impôt</text:p>
          </table:table-cell>
          <table:covered-table-cell table:style-name="ce6"/>
        </table:table-row>
        <table:table-row table:style-name="ro1">
          <table:covered-table-cell table:number-columns-repeated="10" table:style-name="ce6"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3"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3"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3"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3"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3"/>
        </table:table-row>
        <table:table-row table:style-name="ro1">
          <table:table-cell table:style-name="ce4" office:value-type="string" table:number-columns-spanned="7" table:number-rows-spanned="1">
            <text:p>Montant total du crédit d’impôt dégagé</text:p>
          </table:table-cell>
          <table:covered-table-cell table:number-columns-repeated="6" table:style-name="ce4"/>
          <table:table-cell table:style-name="ce4" office:value-type="float" office:value="12">
            <text:p>12</text:p>
          </table:table-cell>
          <table:table-cell table:style-name="ce3" table:number-columns-spanned="2" table:number-rows-spanned="1"/>
          <table:covered-table-cell table:style-name="ce10"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table:number-columns-spanned="10" table:number-rows-spanned="1">
            <text:p>('1') Préciser l’année civile concernée.</text:p>
          </table:table-cell>
          <table:covered-table-cell table:number-columns-repeated="9"/>
        </table:table-row>
        <table:table-row table:style-name="ro1">
          <table:table-cell table:style-name="ce8" office:value-type="string" table:number-columns-spanned="10" table:number-rows-spanned="1">
            <text:p>('2') Le taux horaire à prendre en compte est celui en vigueur au 31 décembre de l’année au titre de laquelle est calculé le crédit d’impôt.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table:number-columns-spanned="10" table:number-rows-spanned="1">
            <text:p>III – UTILISATION DU CRÉDIT D’IMPÔT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table:number-columns-spanned="10" table:number-rows-spanned="1">
            <text:p>Entreprises individuelles : le montant déterminé ligne 11 doit être reporté sur les déclarations n° 2069-RCI-SD et n° 2042 C-PRO.</text:p>
          </table:table-cell>
          <table:covered-table-cell table:number-columns-repeated="9"/>
        </table:table-row>
        <table:table-row table:style-name="ro1">
          <table:table-cell table:style-name="ce5" office:value-type="string" table:number-columns-spanned="10" table:number-rows-spanned="2">
            <text:p>Entreprises soumises à l’impôt sur les sociétés : le montant déterminé ligne 11 doit être reporté sur la déclaration n° 2069-RCI-SD et sur le relevé de solde n° 2572-SD.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table:number-columns-spanned="8" table:number-rows-spanned="1">
            <text:p>RÉPARTITION DU CRÉDIT D’IMPÔT ENTRE LES ASSOCIÉS DE LA SOCIÉTÉ DE PERSONNES (OU ASSIMILÉE) ('3')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style-name="ce4" office:value-type="string" table:number-columns-spanned="5" table:number-rows-spanned="2">
            <text:p>Nom et adresse des associés et n° SIREN (pour les entreprises)</text:p>
          </table:table-cell>
          <table:covered-table-cell table:number-columns-repeated="4" table:style-name="ce6"/>
          <table:table-cell table:style-name="ce2" office:value-type="string" table:number-columns-spanned="1" table:number-rows-spanned="2">
            <text:p>% de droits détenus dans la société</text:p>
          </table:table-cell>
          <table:table-cell table:style-name="ce2" office:value-type="string" table:number-columns-spanned="2" table:number-rows-spanned="2">
            <text:p>Quote-part du crédit d’impôt</text:p>
          </table:table-cell>
          <table:covered-table-cell table:style-name="ce6"/>
          <table:table-cell table:number-columns-repeated="2"/>
        </table:table-row>
        <table:table-row table:style-name="ro1">
          <table:covered-table-cell table:number-columns-repeated="8" table:style-name="ce6"/>
          <table:table-cell table:number-columns-repeated="2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number-columns-repeated="2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number-columns-repeated="2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number-columns-repeated="2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number-columns-repeated="2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number-columns-repeated="2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number-columns-repeated="2"/>
        </table:table-row>
        <table:table-row table:style-name="ro1">
          <table:table-cell table:style-name="ce4" office:value-type="string" table:number-columns-spanned="6" table:number-rows-spanned="1">
            <text:p>Total</text:p>
          </table:table-cell>
          <table:covered-table-cell table:number-columns-repeated="5" table:style-name="ce4"/>
          <table:table-cell table:style-name="ce4" office:value-type="float" office:value="13">
            <text:p>13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table:number-columns-spanned="10" table:number-rows-spanned="2">
            <text:p>Les demandes de restitution du crédit d’impôt non imputé sur l’impôt sur les sociétés sont formulées sur l’imprimé n°2573-SD par voie dématérialisée ou sur l’imprimé n°2573-SD disponible sur le portail fiscal www.impots.gouv.fr.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table:number-columns-spanned="10" table:number-rows-spanned="3">
            <text:p>('3') Seuls les associés personnes morales ou associés personnes physiques participant à l’exploitation au sens du 1° bis du I de l’article 156 du CGI peuvent faire valoir leur part dans le crédit d’impôt. Le montant global déterminé est réparti entre tous les associés, mais seuls ceux cités ci-avant peuvent prétendre au bénéfice de ce crédit d’impôt.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23/03/2020</text:date>, <text:time>16:4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7M24S</meta:editing-duration>
    <meta:editing-cycles>4</meta:editing-cycles>
    <meta:generator>OpenOffice/4.1.7$Win32 OpenOffice.org_project/417m1$Build-9800</meta:generator>
    <dc:date>2020-03-23T16:49:12.85</dc:date>
    <dc:creator>Jason ALOYAU</dc:creator>
    <meta:document-statistic meta:table-count="1" meta:cell-count="50" meta:object-count="0"/>
    <meta:user-defined meta:name="Info 1"/>
    <meta:user-defined meta:name="Info 2"/>
    <meta:user-defined meta:name="Info 3"/>
    <meta:user-defined meta:name="Info 4"/>
  </office:meta>
</office:document-meta>
</file>